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end" style:justify-single-word="false"/>
      <style:text-properties fo:font-style="italic" style:font-style-asian="italic" style:font-style-complex="italic"/>
    </style:style>
    <style:style style:name="P3" style:family="paragraph" style:parent-style-name="Text_20_body" style:list-style-name="L2"/>
    <style:style style:name="P4" style:family="paragraph" style:parent-style-name="Text_20_body">
      <style:text-properties fo:font-weight="normal" style:font-weight-asian="normal" style:font-weight-complex="normal"/>
    </style:style>
    <style:style style:name="P5" style:family="paragraph" style:parent-style-name="Heading_20_1">
      <style:text-properties fo:font-weight="bold" style:font-weight-asian="bold" style:font-weight-complex="bold"/>
    </style:style>
    <style:style style:name="P6" style:family="paragraph" style:parent-style-name="Code">
      <style:text-properties style:font-name="Liberation Mono" fo:font-size="8pt" style:font-size-asian="7pt" style:font-size-complex="8pt"/>
    </style:style>
    <style:style style:name="P7" style:family="paragraph" style:parent-style-name="Code">
      <style:paragraph-properties fo:margin-top="0cm" fo:margin-bottom="0.212cm"/>
      <style:text-properties style:font-name="Liberation Mono" fo:font-size="8pt" style:font-size-asian="7pt" style:font-size-complex="8pt"/>
    </style:style>
    <style:style style:name="P8" style:family="paragraph" style:parent-style-name="Code">
      <style:paragraph-properties fo:margin-top="0cm" fo:margin-bottom="0.212cm"/>
      <style:text-properties style:font-name="Liberation Mono" fo:font-size="8pt" fo:font-weight="normal" style:font-size-asian="7pt" style:font-weight-asian="normal" style:font-size-complex="8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tocolo IRPC</text:p>
      <text:p text:style-name="Subtitle">Interactive Remote Process Control</text:p>
      <text:p text:style-name="P2">por David Martínez Martí</text:p>
      <text:p text:style-name="Text_20_body"/>
      <text:h text:style-name="Heading_20_1" text:outline-level="1">Presentación</text:h>
      <text:p text:style-name="Text_20_body">Existen ya muchos protocolos que permiten llamadas a funciones o procedimientos remotos, como RPC. SOAP, por ejemplo, especifica un protocolo XML de intercambio de información entre procesos. Pero este tipo de soluciones son bastante limitadas (son para lo que son), sirven para lanzar funciones y poco más. En el 99% de los casos esto debería ser suficiente.</text:p>
      <text:p text:style-name="Text_20_body">Pero hay algunos casos donde se queda corto. Principalmente es cuando lo que necesitamos exactamente no es llamar a una función, sino más bien iniciar una sesión con el otro extremo. Y dentro de una sesión hacer varias cosas (entre ellas, llamar funciones). IRPC cubre específicamente este enfoque. Por supuesto, IRPC puede ser usado para simplemente reemplazar RPC, pero si no se necesitan las características de IRPC, este esfuerzo no vale la pena.</text:p>
      <text:p text:style-name="Text_20_body">IRPC es un protocolo muy sencillo que trabaja con tramas finalizadas por bajada de línea (\n) entre los dos puntos. Estas tramas, opcionalmente pueden hacerse pasar por cualquier capa como SSL o un túnel SSH, por ejemplo. Las tramas son legibles, hasta tal punto, que es posible conectarse a un servidor IRPC usando netconnect (nc) y tecleando directamente los comandos. La sintaxis siempre es clara, sencilla y muy reducida. A diferencia de otros protocolos, IRPC no usa XML ni ningún tipo de lenguaje de marcado que ocupe espacio excesivo.</text:p>
      <text:p text:style-name="Text_20_body"/>
      <text:h text:style-name="Heading_20_1" text:outline-level="1">Ventajas de IRPC sobre XMLRPC</text:h>
      <text:list xml:id="list2127406856" text:style-name="L1">
        <text:list-item>
          <text:p text:style-name="P1">No hay que conectarse de nuevo para ejecutar una función. Esto evita que tengamos el retraso de conectarse cada vez que queremos lanzar una llamada. (De local a local, se consiguen velocidades de hasta 3600 peticiones por segundo, lo cual es un overhead de 0.3ms por petición)</text:p>
        </text:list-item>
        <text:list-item>
          <text:p text:style-name="P1">No hay XML. Eso hace que una función pueda ejecutarse enviando una trama de tan sólo 45 bytes (depende de argumentos) y recibir la contestación en sólo 15 bytes. Además todas estas tramas son legibles (no son binarias) y usan únicamente 7 bits. XMLRPC requiere enviar cabeceras HTTP y un XML bastante descriptivo.</text:p>
        </text:list-item>
        <text:list-item>
          <text:p text:style-name="P1">Posibilidad de evento y callback. Aunque aún no está implementado, es factible ampliar este lenguaje (intentaré hacerlo pronto) para que soporte eventos y callbacks. Esto es, nuestro cliente se conecta a un servidor IRPC, y le podremos decir que nos avise cuando hayan cambios, o que lance una callback que está en nuestro programa. Esto en XMLRPC es imposible, o requiere de un complejo montaje que o hace polling, o requiere un servidor XMLRPC en el cliente.</text:p>
        </text:list-item>
      </text:list>
      <text:p text:style-name="Text_20_body"/>
      <text:h text:style-name="Heading_20_1" text:outline-level="1">Implementación actual</text:h>
      <text:p text:style-name="Text_20_body">Aunque estoy empezando y hay realmente poco implementado, creo que lo mejor es describir lo que hay para empezar. Actualmente en el proyecto (que se puede descargar en GitHub <text:a xlink:type="simple" xlink:href="http://github.com/deavid/irpc">http://github.com/deavid/irpc</text:a> ) existen varios ficheros de Python (requiere Python3.x) que ya <text:soft-page-break/>funcionan sin problemas.</text:p>
      <text:p text:style-name="Text_20_body">Aunque la implementación está hecha en Python, por rapidez y sencillez, debería ser posible conseguir otras implementaciones en cualquier otro lenguaje, de, si no todas las funcionalidades, casi todas. (Esto no debería ser un problema)</text:p>
      <text:p text:style-name="Text_20_body">En la carpeta existe un fichero llamado tcpserver.py; este fichero es el encargado de crear un servidor TCP completo, con threading. Además por defecto nos crea unos ejemplos de funciones publicadas para empezar a trabajar y ver cómo funciona.</text:p>
      <text:p text:style-name="Text_20_body">Hay que tener presente que en este tipo de lenguajes la posibilidad de ampliación es lo prioritario, por lo que hay varias capas programadas y hay métodos destinados a que el programador defina sus funciones soportadas. He creado el fichero examplefunctions.py con el objetivo de ilustrar cómo se hace y de ofrecer una funcionalidad inicial para los siguientes ejemplos.</text:p>
      <text:p text:style-name="Text_20_body">De momento, para una primera prueba bastaría con lanzar el servidor TCP por un lado (con control-C lo detenemos):</text:p>
      <text:p text:style-name="P6">deavid:~/git/irpc$ <text:span text:style-name="T1">python3 tcpserver.py</text:span></text:p>
      <text:p text:style-name="P6">Server loop running in thread: Thread-1</text:p>
      <text:p text:style-name="P6">^CRecieved signal 2!</text:p>
      <text:p text:style-name="P6"/>
      <text:p text:style-name="Text_20_body">Por otro lado (sin detener el servidor) nos conectamos usando netconnect (nc) y podemos probar lo siguiente (en negrita incluyo lo que debe teclearse) :</text:p>
      <text:p text:style-name="P7">deavid:~/git/irpc$ <text:span text:style-name="T1">nc localhost 10123</text:span></text:p>
      <text:p text:style-name="P7"><text:span text:style-name="T1">!call <text:s text:c="2"/>fn:getFunctionList</text:span></text:p>
      <text:p text:style-name="P8">&gt; <text:s text:c="14"/>["mysum", "sortlist", "clearItems", "getItems", "addItem", "mymin", "mymax", "removeItem", "getFunctionList", "reverselist"]</text:p>
      <text:p text:style-name="P7"><text:span text:style-name="T1">!help <text:s text:c="2"/>fn:sortlist</text:span></text:p>
      <text:p text:style-name="P8">&gt; <text:s text:c="14"/>"sortlist(lista)\n <text:s text:c="3"/>Devuelve una lista orrdenada a partir de la lista que se le pasa como parametro \"lista\"\n"</text:p>
      <text:p text:style-name="P7"><text:span text:style-name="T1">!call <text:s text:c="2"/>fn:sortlist <text:s text:c="4"/>lista=[5,2,7,9,1,6,3,7,4,2,8,0]</text:span></text:p>
      <text:p text:style-name="P8">&gt; <text:s text:c="14"/>[0, 1, 2, 2, 3, 4, 5, 6, 7, 7, 8, 9]</text:p>
      <text:p text:style-name="Text_20_body">Se puede apreciar que primero lo que hacemos es llamar a la función <text:span text:style-name="T3">getFunctionList</text:span>. Esto nos devuelve un listado de las funciones que existen para este servidor. Luego decidimos usar sortlist, pero no sabemos qué parámetros espera. Llamamos la ayuda de sortlist y nos devuelve la definición y la docstring de la misma. Ahora que sabemos cómo funciona, la ejecutamos con una lista de elementos que queramos y podemos ver como nos la devuelve ordenada.</text:p>
      <text:p text:style-name="Text_20_body">En el ejemplo se están haciendo uso de dos comandos de ejecución: <text:span text:style-name="T1">call</text:span> y <text:span text:style-name="T1">help</text:span>. <text:span text:style-name="T1">Call</text:span><text:span text:style-name="T2"> llama a la función que le indiquemos (si está publicada) y le pasa los parámetros que le decimos. </text:span><text:span text:style-name="T1">Help </text:span><text:span text:style-name="T2">lo que hace es extraer la documentación de ayuda para la función.</text:span></text:p>
      <text:p text:style-name="Text_20_body"><text:span text:style-name="T2">Si nos fijamos, la sintaxis para enviar y recibir datos de las funciones es JSON. Esto facilita que luego podamos hacer una implementación en Java o en C++ del protocolo. </text:span></text:p>
      <text:p text:style-name="Text_20_body"><text:span text:style-name="T2"/></text:p>
      <text:p text:style-name="Text_20_body"><text:span text:style-name="T2">Podemos probar también a ejecutar el programa client_asynchat.py; este programa lo que hace es probar los límites de velocidad del servidor RPC, además de enseñar una implementación de cliente de ejemplo para que se vea cómo poder lanzar facilmente las funciones remotas sin complicadas llamadas a función (básicamente igual que lo hace el xmlrpcclient de python). Con este programa vemos que consigue lanzar 3600 peticiones en un segundo (al menos en mi ordenador) llevándose un 70% de la CPU el servidor y un 30% el cliente.</text:span></text:p>
      <text:p text:style-name="Text_20_body"><text:span text:style-name="T2"/></text:p>
      <text:h text:style-name="P5" text:outline-level="1"><text:soft-page-break/>Definición del lenguaje</text:h>
      <text:p text:style-name="P4">La definición del lenguaje está en el fichero irpcchatter.py</text:p>
      <text:p text:style-name="Text_20_body"><text:span text:style-name="T2">El primer carácter indica el comando. Sólo existen dos actualmente:</text:span></text:p>
      <text:list xml:id="list1776629455" text:style-name="L2">
        <text:list-item>
          <text:p text:style-name="P3"><text:span text:style-name="T2">! → llamada o ejecución</text:span></text:p>
        </text:list-item>
        <text:list-item>
          <text:p text:style-name="P3"><text:span text:style-name="T2">&gt; → retorno de valor</text:span></text:p>
        </text:list-item>
      </text:list>
      <text:p text:style-name="Text_20_body"><text:span text:style-name="T2">El final de comando lo marca siempre el final de línea \n.</text:span></text:p>
      <text:p text:style-name="Text_20_body"><text:span text:style-name="T2"/></text:p>
      <text:p text:style-name="Text_20_body"><text:span text:style-name="T2">Cada comando define una sintaxis propia. Para el comando de ejecución:</text:span></text:p>
      <text:p text:style-name="Code"><text:span text:style-name="T2">!&lt;cmdname&gt;[\t(&lt;varname&gt;:&lt;varvalue&gt;|&lt;ext_varname&gt;=&lt;ext_jsonvalue&gt;)]*</text:span></text:p>
      <text:p text:style-name="Text_20_body"><text:span text:style-name="T2">Para el comando de retorno:</text:span></text:p>
      <text:p text:style-name="Code"><text:span text:style-name="T2">&gt;[&lt;id&gt;]\t[&lt;type&gt;]\t&lt;json_retval&gt;</text:span></text:p>
      <text:p text:style-name="Code"><text:span text:style-name="T2"/></text:p>
      <text:p text:style-name="Text_20_body"><text:span text:style-name="T2">A partir de aquí es posible definir varias llamadas como call o help, que devuelvan el retorno deseado.</text:span></text:p>
      <text:p text:style-name="Text_20_body"><text:span text:style-name="T2">Para las funcionalidades futuras (como los eventos, callbacks y otros) necesitaremos agregar nuevas llamadas.</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keep-together="always" style:page-number="auto" fo:keep-with-next="always">
        <style:tab-stops/>
      </style:paragraph-properties>
      <style:text-properties style:font-name="Liberation Mono1" fo:font-size="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5T11:05:50</meta:creation-date>
    <dc:date>2009-12-05T12:14:12</dc:date>
    <meta:editing-duration>PT01H07M39S</meta:editing-duration>
    <meta:editing-cycles>8</meta:editing-cycles>
    <meta:generator>OpenOffice.org/3.1$Unix OpenOffice.org_project/310m19$Build-9420</meta:generator>
    <meta:document-statistic meta:table-count="0" meta:image-count="0" meta:object-count="0" meta:page-count="3" meta:paragraph-count="44" meta:word-count="1036" meta:character-count="6560"/>
  </office:meta>
</office:document-meta>
</file>